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font-face-decls>
    <style:font-face style:font-family-generic="system" style:font-pitch="variable" style:name="함초롬바탕" svg:font-family="함초롬바탕"/>
    <style:font-face style:font-family-generic="system" style:font-pitch="variable" style:name="MD아트체" svg:font-family="MD아트체"/>
    <style:font-face style:font-family-generic="system" style:font-pitch="variable" style:name="MD아트체" svg:font-family="MD아트체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</office:font-face-decls>
  <office:automatic-styles>
    <style:style style:family="paragraph" style:name="P1" style:parent-style-name="0">
      <style:paragraph-properties fo:text-align="center" style:snap-to-layout-grid="false"/>
    </style:style>
    <style:style style:family="text" style:name="T1">
      <style:text-properties fo:font-size="20.0pt" style:font-name="바탕" style:font-name-asian="MD아트체" style:font-size-asian="20.0pt"/>
    </style:style>
    <style:style style:family="text" style:name="T2">
      <style:text-properties fo:font-size="20.0pt" style:font-name="MD아트체" style:font-name-asian="MD아트체" style:font-size-asian="20.0pt"/>
    </style:style>
    <style:style style:family="text" style:name="T3">
      <style:text-properties fo:font-size="20.0pt" style:font-name="바탕" style:font-name-asian="MD아트체" style:font-size-asian="20.0pt"/>
    </style:style>
    <style:style style:family="paragraph" style:name="P2" style:parent-style-name="0">
      <style:paragraph-properties style:snap-to-layout-grid="false"/>
    </style:style>
    <style:style style:family="text" style:name="T4">
      <style:text-properties style:font-name="바탕" style:font-name-asian="함초롬바탕"/>
    </style:style>
    <style:style style:family="text" style:name="T5">
      <style:text-properties style:font-name="바탕" style:font-name-asian="함초롬바탕"/>
    </style:style>
    <style:style style:family="text" style:name="T6">
      <style:text-properties style:font-name="바탕" style:font-name-asian="함초롬바탕"/>
    </style:style>
    <style:style style:family="text" style:name="T7">
      <style:text-properties style:font-name="바탕" style:font-name-asian="함초롬바탕"/>
    </style:style>
    <style:style style:family="text" style:name="T8">
      <style:text-properties style:font-name="바탕" style:font-name-asian="함초롬바탕"/>
    </style:style>
    <style:style style:family="paragraph" style:name="P3" style:parent-style-name="0">
      <style:paragraph-properties style:snap-to-layout-grid="false"/>
    </style:style>
    <style:style style:family="text" style:name="T9">
      <style:text-properties style:font-name="바탕" style:font-name-asian="함초롬바탕"/>
    </style:style>
    <style:style style:family="text" style:name="T10">
      <style:text-properties style:font-name="바탕" style:font-name-asian="함초롬바탕"/>
    </style:style>
    <style:style style:family="text" style:name="T11">
      <style:text-properties style:font-name="바탕" style:font-name-asian="함초롬바탕"/>
    </style:style>
    <style:style style:family="text" style:name="T12">
      <style:text-properties style:font-name="바탕" style:font-name-asian="함초롬바탕"/>
    </style:style>
    <style:style style:family="text" style:name="T13">
      <style:text-properties style:font-name="바탕" style:font-name-asian="함초롬바탕"/>
    </style:style>
    <style:style style:family="paragraph" style:name="P4" style:parent-style-name="0">
      <style:paragraph-properties style:snap-to-layout-grid="false"/>
    </style:style>
    <style:style style:family="table" style:name="T1">
      <style:table-properties style:width="0.000cm" table:border-model="collapsing"/>
    </style:style>
    <style:style style:family="graphic" style:name="fr1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horizontal-rel="paragraph" style:number-wrapped-paragraphs="no-limit" style:run-through="" style:vertical-pos="from-top" style:vertical-rel="paragraph" style:wrap="none"/>
    </style:style>
    <style:style style:family="table-column" style:name="T1.C65">
      <style:table-column-properties style:column-width="14.800cm"/>
    </style:style>
    <style:style style:family="paragraph" style:name="P5" style:parent-style-name="0">
      <style:paragraph-properties style:snap-to-layout-grid="false"/>
    </style:style>
    <style:style style:family="text" style:name="T14">
      <style:text-properties style:font-name="바탕" style:font-name-asian="함초롬바탕"/>
    </style:style>
    <style:style style:family="text" style:name="T15">
      <style:text-properties style:font-name="바탕" style:font-name-asian="함초롬바탕"/>
    </style:style>
    <style:style style:family="text" style:name="T16">
      <style:text-properties style:font-name="바탕" style:font-name-asian="함초롬바탕"/>
    </style:style>
    <style:style style:family="text" style:name="T17">
      <style:text-properties style:font-name="바탕" style:font-name-asian="함초롬바탕"/>
    </style:style>
    <style:style style:family="text" style:name="T18">
      <style:text-properties style:font-name="바탕" style:font-name-asian="함초롬바탕"/>
    </style:style>
    <style:style style:family="text" style:name="T19">
      <style:text-properties style:font-name="바탕" style:font-name-asian="함초롬바탕"/>
    </style:style>
    <style:style style:family="table-cell" style:name="T1.R1_C0">
      <style:table-cell-properties fo:border-bottom="0.010cm solid #000000" fo:border-left="0.010cm solid #000000" fo:border-right="0.010cm solid #000000" fo:border-top="0.010cm solid #000000" fo:padding-bottom="0.050cm" fo:padding-left="0.500cm" fo:padding-right="0.180cm" fo:padding-top="0.050cm" style:vertical-align="middle"/>
    </style:style>
    <style:style style:family="table-row" style:name="T1.R1">
      <style:table-row-properties style:min-row-height="0.652cm"/>
    </style:style>
    <style:style style:family="paragraph" style:name="P6" style:parent-style-name="0">
      <style:paragraph-properties style:snap-to-layout-grid="false"/>
    </style:style>
    <style:style style:family="text" style:name="T20">
      <style:text-properties style:font-name="바탕" style:font-name-asian="함초롬바탕"/>
    </style:style>
    <style:style style:family="text" style:name="T21">
      <style:text-properties style:font-name="바탕" style:font-name-asian="함초롬바탕" style:text-underline-style="solid"/>
    </style:style>
    <style:style style:family="text" style:name="T22">
      <style:text-properties style:font-name="바탕" style:font-name-asian="함초롬바탕"/>
    </style:style>
    <style:style style:family="text" style:name="T23">
      <style:text-properties style:font-name="바탕" style:font-name-asian="함초롬바탕"/>
    </style:style>
    <style:style style:family="table-cell" style:name="T1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2">
      <style:table-row-properties style:min-row-height="0.852cm"/>
    </style:style>
    <style:style style:family="paragraph" style:name="P7" style:parent-style-name="0">
      <style:paragraph-properties style:snap-to-layout-grid="false"/>
    </style:style>
    <style:style style:family="table-cell" style:name="T1.R3_C0">
      <style:table-cell-properties fo:border-bottom="0.010cm solid #000000" fo:border-left="0.010cm solid #000000" fo:border-right="0.010cm solid #000000" fo:border-top="0.010cm solid #000000" fo:padding-bottom="0.150cm" fo:padding-left="0.180cm" fo:padding-right="0.180cm" fo:padding-top="0.150cm" style:vertical-align="top"/>
    </style:style>
    <style:style style:family="table-row" style:name="T1.R3">
      <style:table-row-properties style:min-row-height="5.444cm"/>
    </style:style>
    <style:style style:family="paragraph" style:name="P8" style:parent-style-name="0">
      <style:paragraph-properties style:snap-to-layout-grid="false"/>
    </style:style>
    <style:style style:family="text" style:name="T24">
      <style:text-properties style:font-name="바탕" style:font-name-asian="함초롬바탕"/>
    </style:style>
    <style:style style:family="text" style:name="T25">
      <style:text-properties style:font-name="바탕" style:font-name-asian="함초롬바탕"/>
    </style:style>
    <style:style style:family="text" style:name="T26">
      <style:text-properties style:font-name="바탕" style:font-name-asian="함초롬바탕"/>
    </style:style>
    <style:style style:family="text" style:name="T27">
      <style:text-properties style:font-name="바탕" style:font-name-asian="함초롬바탕"/>
    </style:style>
    <style:style style:family="text" style:name="T28">
      <style:text-properties style:font-name="바탕" style:font-name-asian="함초롬바탕"/>
    </style:style>
    <style:style style:family="text" style:name="T29">
      <style:text-properties style:font-name="바탕" style:font-name-asian="함초롬바탕"/>
    </style:style>
    <style:style style:family="text" style:name="T30">
      <style:text-properties style:font-name="바탕" style:font-name-asian="함초롬바탕"/>
    </style:style>
    <style:style style:family="paragraph" style:name="P9" style:parent-style-name="0">
      <style:paragraph-properties style:snap-to-layout-grid="false"/>
    </style:style>
    <style:style style:family="text" style:name="T31">
      <style:text-properties style:font-name="바탕" style:font-name-asian="함초롬바탕"/>
    </style:style>
    <style:style style:family="text" style:name="T32">
      <style:text-properties style:font-name="바탕" style:font-name-asian="함초롬바탕"/>
    </style:style>
    <style:style style:family="text" style:name="T33">
      <style:text-properties style:font-name="바탕" style:font-name-asian="함초롬바탕"/>
    </style:style>
    <style:style style:family="text" style:name="T34">
      <style:text-properties style:font-name="바탕" style:font-name-asian="함초롬바탕"/>
    </style:style>
    <style:style style:family="text" style:name="T35">
      <style:text-properties style:font-name="바탕" style:font-name-asian="함초롬바탕"/>
    </style:style>
    <style:style style:family="table-cell" style:name="T1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4">
      <style:table-row-properties style:min-row-height="1.980cm"/>
    </style:style>
    <style:style style:family="paragraph" style:name="P10" style:parent-style-name="0">
      <style:paragraph-properties style:snap-to-layout-grid="false"/>
    </style:style>
    <style:style style:family="table-cell" style:name="T1.R5_C0">
      <style:table-cell-properties fo:border-bottom="0.010cm solid #000000" fo:border-left="0.010cm solid #000000" fo:border-right="0.010cm solid #000000" fo:border-top="0.010cm solid #000000" fo:padding-bottom="0.150cm" fo:padding-left="0.180cm" fo:padding-right="0.180cm" fo:padding-top="0.150cm" style:vertical-align="top"/>
    </style:style>
    <style:style style:family="table-row" style:name="T1.R5">
      <style:table-row-properties style:min-row-height="5.444cm"/>
    </style:style>
    <style:style style:family="paragraph" style:name="P11" style:parent-style-name="0">
      <style:paragraph-properties style:snap-to-layout-grid="false"/>
    </style:style>
    <style:style style:family="text" style:name="T36">
      <style:text-properties style:font-name="바탕" style:font-name-asian="함초롬바탕"/>
    </style:style>
    <style:style style:family="text" style:name="T37">
      <style:text-properties style:font-name="바탕" style:font-name-asian="함초롬바탕"/>
    </style:style>
    <style:style style:family="text" style:name="T38">
      <style:text-properties style:font-name="바탕" style:font-name-asian="함초롬바탕"/>
    </style:style>
    <style:style style:family="text" style:name="T39">
      <style:text-properties style:font-name="바탕" style:font-name-asian="함초롬바탕"/>
    </style:style>
    <style:style style:family="text" style:name="T40">
      <style:text-properties style:font-name="바탕" style:font-name-asian="함초롬바탕"/>
    </style:style>
    <style:style style:family="text" style:name="T41">
      <style:text-properties style:font-name="바탕" style:font-name-asian="함초롬바탕"/>
    </style:style>
    <style:style style:family="text" style:name="T42">
      <style:text-properties style:font-name="바탕" style:font-name-asian="함초롬바탕"/>
    </style:style>
    <style:style style:family="text" style:name="T43">
      <style:text-properties style:font-name="바탕" style:font-name-asian="함초롬바탕"/>
    </style:style>
    <style:style style:family="text" style:name="T44">
      <style:text-properties style:font-name="바탕" style:font-name-asian="함초롬바탕"/>
    </style:style>
    <style:style style:family="text" style:name="T45">
      <style:text-properties style:font-name="바탕" style:font-name-asian="함초롬바탕"/>
    </style:style>
    <style:style style:family="text" style:name="T46">
      <style:text-properties style:font-name="바탕" style:font-name-asian="함초롬바탕" style:text-underline-style="solid"/>
    </style:style>
    <style:style style:family="text" style:name="T47">
      <style:text-properties style:font-name="바탕" style:font-name-asian="함초롬바탕"/>
    </style:style>
    <style:style style:family="text" style:name="T48">
      <style:text-properties style:font-name="바탕" style:font-name-asian="함초롬바탕"/>
    </style:style>
    <style:style style:family="table-cell" style:name="T1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6">
      <style:table-row-properties style:min-row-height="1.416cm"/>
    </style:style>
    <style:style style:family="paragraph" style:name="P12" style:parent-style-name="0">
      <style:paragraph-properties style:snap-to-layout-grid="false"/>
    </style:style>
    <style:style style:family="table-cell" style:name="T1.R7_C0">
      <style:table-cell-properties fo:border-bottom="0.010cm solid #000000" fo:border-left="0.010cm solid #000000" fo:border-right="0.010cm solid #000000" fo:border-top="0.010cm solid #000000" fo:padding-bottom="0.150cm" fo:padding-left="0.180cm" fo:padding-right="0.180cm" fo:padding-top="0.150cm" style:vertical-align="top"/>
    </style:style>
    <style:style style:family="table-row" style:name="T1.R7">
      <style:table-row-properties style:min-row-height="5.744cm"/>
    </style:style>
    <style:style style:family="paragraph" style:name="P13" style:parent-style-name="0">
      <style:paragraph-properties style:snap-to-layout-grid="false"/>
    </style:style>
    <style:style style:family="text" style:name="T49">
      <style:text-properties style:font-name="바탕" style:font-name-asian="함초롬바탕"/>
    </style:style>
    <style:style style:family="text" style:name="T50">
      <style:text-properties style:font-name="바탕" style:font-name-asian="함초롬바탕"/>
    </style:style>
    <style:style style:family="text" style:name="T51">
      <style:text-properties style:font-name="바탕" style:font-name-asian="함초롬바탕"/>
    </style:style>
    <style:style style:family="text" style:name="T52">
      <style:text-properties style:font-name="바탕" style:font-name-asian="함초롬바탕"/>
    </style:style>
    <style:style style:family="text" style:name="T53">
      <style:text-properties style:font-name="바탕" style:font-name-asian="함초롬바탕"/>
    </style:style>
    <style:style style:family="table-cell" style:name="T1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8">
      <style:table-row-properties style:min-row-height="1.416cm"/>
    </style:style>
    <style:style style:family="paragraph" style:name="P14" style:parent-style-name="0">
      <style:paragraph-properties style:snap-to-layout-grid="false"/>
    </style:style>
    <style:style style:family="table-cell" style:name="T1.R9_C0">
      <style:table-cell-properties fo:border-bottom="0.010cm solid #000000" fo:border-left="0.010cm solid #000000" fo:border-right="0.010cm solid #000000" fo:border-top="0.010cm solid #000000" fo:padding-bottom="0.150cm" fo:padding-left="0.180cm" fo:padding-right="0.180cm" fo:padding-top="0.150cm" style:vertical-align="top"/>
    </style:style>
    <style:style style:family="table-row" style:name="T1.R9">
      <style:table-row-properties style:min-row-height="5.589cm"/>
    </style:style>
  </office:automatic-styles>
  <office:body>
    <office:text>
      <text:p text:style-name="P1"><text:span text:style-name="T1">구름 컴퓨터반</text:span><text:span text:style-name="T2">(Cloud) </text:span><text:span text:style-name="T3">신입생 자기소개서</text:span></text:p>
      <text:p text:style-name="P2"><text:span text:style-name="T4">※ </text:span><text:span text:style-name="T5">성실하게 답변해주시되</text:span><text:span text:style-name="T6">, </text:span><text:span text:style-name="T7">진실된 내용만 적어주시길 바랍니다</text:span><text:span text:style-name="T8">. </text:span></text:p>
      <text:p text:style-name="P3"><text:span text:style-name="T9">※ </text:span><text:span text:style-name="T10">적을 내용이 없더라도 한 번 고민해보신 후</text:span><text:span text:style-name="T11">, </text:span><text:span text:style-name="T12">조금이라도 적어주시길 바랍니다</text:span><text:span text:style-name="T13">. </text:span></text:p>
      <text:p text:style-name="P4"><draw:frame draw:style-name="fr1" draw:z-index="0" svg:width="14.800cm" svg:x="0.000cm" svg:y="0.071cm" text:anchor-type="paragraph"><draw:text-box fo:min-height="20.636cm"><table:table table:name="T1" table:style-name="T1" text:anchor-type="paragraph"><table:table-column table:style-name="T1.C65"/><table:table-row table:style-name="T1.R1"><table:table-cell table:style-name="T1.R1_C0"><text:p text:style-name="P5"><text:span text:style-name="T14">학년 </text:span><text:span text:style-name="T15">:       </text:span><text:span text:style-name="T16">반 </text:span><text:span text:style-name="T17">:       </text:span><text:span text:style-name="T18">이름 </text:span><text:span text:style-name="T19">: </text:span></text:p></table:table-cell></table:table-row><table:table-row table:style-name="T1.R2"><table:table-cell table:style-name="T1.R2_C0"><text:p text:style-name="P6"><text:span text:style-name="T20">지원자께서 구름 컴퓨터반에서 얻어가고자 하는 것이 무엇인지 </text:span><text:span text:style-name="T21">구체적</text:span><text:span text:style-name="T22">으로 적어주세요</text:span><text:span text:style-name="T23">. </text:span></text:p></table:table-cell></table:table-row><table:table-row table:style-name="T1.R3"><table:table-cell table:style-name="T1.R3_C0"><text:p text:style-name="P7"/></table:table-cell></table:table-row><table:table-row table:style-name="T1.R4"><table:table-cell table:style-name="T1.R4_C0"><text:p text:style-name="P8"><text:span text:style-name="T24">2. </text:span><text:span text:style-name="T25">만약 동아리 활동 중에 중도 포기를 하게 될 경우</text:span><text:span text:style-name="T26">, </text:span><text:span text:style-name="T27">지원자께서는 다른 지원자의 기회를 도둑질한 것과 다름없습니다</text:span><text:span text:style-name="T28">. </text:span><text:span text:style-name="T29">어떻게 책임을 지실 생각입니까</text:span><text:span text:style-name="T30">?</text:span></text:p><text:p text:style-name="P9"><text:span text:style-name="T31">(</text:span><text:span text:style-name="T32">꼭 중도포기를 하는 것을 전제로</text:span><text:span text:style-name="T33">, </text:span><text:span text:style-name="T34">어떻게 대처하실 것인지 적어주세요</text:span><text:span text:style-name="T35">. )</text:span></text:p></table:table-cell></table:table-row><table:table-row table:style-name="T1.R5"><table:table-cell table:style-name="T1.R5_C0"><text:p text:style-name="P10"/></table:table-cell></table:table-row><table:table-row table:style-name="T1.R6"><table:table-cell table:style-name="T1.R6_C0"><text:p text:style-name="P11"><text:span text:style-name="T36">3. </text:span><text:span text:style-name="T37">자신의 진로</text:span><text:span text:style-name="T38">(</text:span><text:span text:style-name="T39">학과</text:span><text:span text:style-name="T40">, </text:span><text:span text:style-name="T41">직업 등</text:span><text:span text:style-name="T42">)</text:span><text:span text:style-name="T43">와 관련해 어떤 계획을 가지고 있는지</text:span><text:span text:style-name="T44">, </text:span><text:span text:style-name="T45">그를 위해 어떤 노력을 할지 </text:span><text:span text:style-name="T46">구체적</text:span><text:span text:style-name="T47">으로 적어주세요</text:span><text:span text:style-name="T48">. </text:span></text:p></table:table-cell></table:table-row><table:table-row table:style-name="T1.R7"><table:table-cell table:style-name="T1.R7_C0"><text:p text:style-name="P12"/></table:table-cell></table:table-row><table:table-row table:style-name="T1.R8"><table:table-cell table:style-name="T1.R8_C0"><text:p text:style-name="P13"><text:span text:style-name="T49">4. </text:span><text:span text:style-name="T50">이전에 프로그래밍이나 컴퓨터에 대해 공부한 적이 있는지</text:span><text:span text:style-name="T51">, </text:span><text:span text:style-name="T52">혹은 관련 대회에 나간 적이 있는지 적어주세요</text:span><text:span text:style-name="T53">. </text:span></text:p></table:table-cell></table:table-row><table:table-row table:style-name="T1.R9"><table:table-cell table:style-name="T1.R9_C0"><text:p text:style-name="P14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automatic-styles>
    <style:page-layout style:name="pm1">
      <style:page-layout-properties fo:margin-bottom="1.500cm" fo:margin-left="3.000cm" fo:margin-right="3.000cm" fo:margin-top="2.000cm" fo:page-height="29.700cm" fo:page-width="21.000cm" style:print-orientation="portrait"/>
      <style:header-style>
        <style:header-footer-properties fo:margin-bottom="0cm" fo:margin-left="0cm" fo:margin-right="0cm" fo:margin-top="0cm" fo:min-height="1.500cm"/>
      </style:header-style>
      <style:footer-style>
        <style:header-footer-properties fo:margin-bottom="0cm" fo:margin-left="0cm" fo:margin-right="0cm" fo:margin-top="0cm" fo:min-height="1.500cm"/>
      </style:footer-style>
    </style:page-layout>
  </office:automatic-styles>
  <office:master-styles>
    <style:master-page style:name="Standard" style:page-layout-name="pm1">
      <style:header>
        <text:p text:style-name="바탕글"/>
      </style:header>
      <style:footer>
        <text:p text:style-name="바탕글"/>
      </style:footer>
    </style:master-page>
  </office:master-styles>
  <office:styles>
    <style:style style:class="text" style:family="paragraph" style:name="0" style:parent-style-name="Standard">
      <style:paragraph-properties fo:line-height="160%" fo:padding-bottom="0.000cm" fo:padding-left="0.000cm" fo:padding-right="0.000cm" fo:padding-top="0.000cm" fo:text-align="left" style:snap-to-layout-grid="true" style:vertical-align="baseline"/>
      <style:text-properties fo:color="#000000" fo:font-size="10.0pt" style:font-name="함초롬바탕" style:font-name-asian="함초롬바탕" style:font-size-asian="10.0pt"/>
    </style:style>
    <style:style style:class="text" style:family="paragraph" style:name="@list l3" style:parent-style-name="Standard"/>
    <style:style style:class="text" style:family="paragraph" style:name="@list l3:level1" style:parent-style-name="Standard"/>
    <style:style style:class="text" style:family="paragraph" style:name="@list l3:level2" style:parent-style-name="Standard"/>
    <style:style style:class="text" style:family="paragraph" style:name="@list l3:level3" style:parent-style-name="Standard"/>
    <style:style style:class="text" style:family="paragraph" style:name="@list l3:level4" style:parent-style-name="Standard"/>
    <style:style style:class="text" style:family="paragraph" style:name="@list l3:level5" style:parent-style-name="Standard"/>
    <style:style style:class="text" style:family="paragraph" style:name="@list l3:level6" style:parent-style-name="Standard"/>
    <style:style style:class="text" style:family="paragraph" style:name="@list l3:level7" style:parent-style-name="Standard"/>
    <draw:stroke-dash draw:display-name="Ultrafine Dashed" draw:distance="200%" draw:dots1="1" draw:dots1-length="400%" draw:dots2="1" draw:dots2-length="400%" draw:name="Hwp_Dash" draw:style="rect"/>
    <draw:stroke-dash draw:display-name="Ultrafine Dotted (var)" draw:distance="200%" draw:dots1="1" draw:dots1-length="100%" draw:name="Hwp_Dot" draw:style="rect"/>
    <draw:stroke-dash draw:display-name="1 Dots 1 Dash" draw:distance="200%" draw:dots1="1" draw:dots1-length="400%" draw:dots2="1" draw:dots2-length="100%" draw:name="Hwp_Dash_Dot" draw:style="rect"/>
    <draw:stroke-dash draw:display-name="2 Dots 1 Dash" draw:distance="200%" draw:dots1="1" draw:dots1-length="400%" draw:dots2="2" draw:dots2-length="100%" draw:name="Hwp_Dash_Dot_Dot" draw:style="rect"/>
    <draw:stroke-dash draw:display-name="Long Dash" draw:distance="200%" draw:dots1="1" draw:dots1-length="600%" draw:dots2="1" draw:dots2-length="100%" draw:name="Hwp_LongDash" draw:style="rect"/>
    <draw:stroke-dash draw:display-name="Long Dash 1Dot" draw:distance="200%" draw:dots1="1" draw:dots1-length="600%" draw:dots2="1" draw:dots2-length="100%" draw:name="Hwp_LongDash_Dot" draw:style="rect"/>
    <draw:stroke-dash draw:display-name="Long Dash 2 Dots" draw:distance="200%" draw:dots1="1" draw:dots1-length="600%" draw:dots2="2" draw:dots2-length="100%" draw:name="Hwp_LongDash_Dot_Dot" draw:style="rect"/>
    <draw:stroke-dash draw:display-name="Circle" draw:distance="200%" draw:dots1="1" draw:dots1-length="100%" draw:dots2="1" draw:dots2-length="100%" draw:name="Hwp_Circle" draw:style="round"/>
    <draw:marker draw:display-name="Hwp_Arrow" draw:name="Hwp_Arrow" svg:d="m10 0-10 30h20z" svg:viewBox="0 0 20 30"/>
    <draw:marker draw:display-name="Hwp_Line_Arrow" draw:name="Hwp_Line_Arrow" svg:d="m0 2108v17 17l12 42 30 34 38 21 43 4 29-8 30-21 25-26 13-34 343-1532 339 1520 13 42 29 34 39 21 42 4 42-12 34-30 21-42v-39-12l-4 4-440-1998-9-42-25-39-38-25-43-8-42 8-38 25-26 39-8 42z" svg:viewBox="0 0 1122 2243"/>
    <draw:marker draw:display-name="Hwp_Line_Arrow_Concave" draw:name="Hwp_Line_Arrow_Concave" svg:d="m1013 1491 118 89-567-1580-564 1580 114-85 136-68 148-46 161-17 161 13 153 46z" svg:viewBox="0 0 1131 1580"/>
    <draw:marker draw:display-name="Hwp_Square_45" draw:name="Hwp_Square_45" svg:d="m0 564 564 567 567-567-567-564z" svg:viewBox="0 0 1131 1131"/>
    <draw:marker draw:display-name="Hwp_Circle" draw:name="Hwp_Circle" svg:d="m462 1118-102-29-102-51-93-72-72-93-51-102-29-102-13-105 13-102 29-106 51-102 72-89 93-72 102-50 102-34 106-9 101 9 106 34 98 50 93 72 72 89 51 102 29 106 13 102-13 105-29 102-51 102-72 93-93 72-98 51-106 29-101 13z" svg:viewBox="0 0 1131 1131"/>
    <draw:marker draw:display-name="Hwp_Square" draw:name="Hwp_Square" svg:d="m0 0h10v10h-10z" svg:viewBox="0 0 10 10"/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xmlns:xlink="http://www.w3.org/1999/xlink" office:version="1.0">
  <office:meta>
    <meta:generator>Hwp 8, 5, 8, 1401</meta:generator>
    <meta:creation-date>2014년 3월 7일 금요일 오후 10:40:35</meta:creation-date>
    <dc:title>구름 컴퓨터반</dc:title>
    <dc:creator>nuxlear</dc:creator>
    <dc:date>2014년 3월 7일 금요일 오후 11:16:22</dc:date>
    <dc:language>euc-KR</dc:language>
    <meta:print-date/>
    <dc:subject/>
    <dc:description/>
    <meta:keyword/>
    <meta:document-statistic meta:character-count="6" meta:image-count="0" meta:object-count="0" meta:page-count="1" meta:paragraph-count="1" meta:table-count="0" meta:word-count="1"/>
  </office:meta>
</office:document-meta>
</file>